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339cm"/>
    </style:style>
    <style:style style:name="co1" style:family="table-column">
      <style:table-column-properties style:column-width="2.856cm" style:use-optimal-column-width="false"/>
    </style:style>
    <style:style style:name="co2" style:family="table-column">
      <style:table-column-properties style:column-width="2.439cm" style:use-optimal-column-width="false"/>
    </style:style>
    <style:style style:name="co3" style:family="table-column">
      <style:table-column-properties style:column-width="3.726cm" style:use-optimal-column-width="false"/>
    </style:style>
    <style:style style:name="co4" style:family="table-column">
      <style:table-column-properties style:column-width="5.502cm" style:use-optimal-column-width="false"/>
    </style:style>
    <style:style style:name="co5" style:family="table-column">
      <style:table-column-properties style:column-width="3.387cm" style:use-optimal-column-width="false"/>
    </style:style>
    <style:style style:name="co6" style:family="table-column">
      <style:table-column-properties style:column-width="4.489cm" style:use-optimal-column-width="false"/>
    </style:style>
    <style:style style:name="co7" style:family="table-column">
      <style:table-column-properties style:column-width="4.504cm" style:use-optimal-column-width="false"/>
    </style:style>
    <style:style style:name="co8" style:family="table-column">
      <style:table-column-properties style:column-width="2.277cm" style:use-optimal-column-width="false"/>
    </style:style>
    <style:style style:name="co9" style:family="table-column">
      <style:table-column-properties style:column-width="6.613cm" style:use-optimal-column-width="false"/>
    </style:style>
    <style:style style:name="co10" style:family="table-column">
      <style:table-column-properties style:column-width="2.287cm" style:use-optimal-column-width="false"/>
    </style:style>
    <style:style style:name="co11" style:family="table-column">
      <style:table-column-properties style:column-width="1.988cm" style:use-optimal-column-width="false"/>
    </style:style>
    <style:style style:name="co12" style:family="table-column">
      <style:table-column-properties style:column-width="2.589cm" style:use-optimal-column-width="false"/>
    </style:style>
    <style:style style:name="co13" style:family="table-column">
      <style:table-column-properties style:column-width="2.863cm" style:use-optimal-column-width="false"/>
    </style:style>
    <style:style style:name="co14" style:family="table-column">
      <style:table-column-properties style:column-width="2.736cm" style:use-optimal-column-width="false"/>
    </style:style>
    <style:style style:name="co15" style:family="table-column">
      <style:table-column-properties style:column-width="3.63cm" style:use-optimal-column-width="false"/>
    </style:style>
    <style:style style:name="co16" style:family="table-column">
      <style:table-column-properties style:column-width="3.077cm" style:use-optimal-column-width="false"/>
    </style:style>
    <style:style style:name="co17" style:family="table-column">
      <style:table-column-properties style:column-width="3.076cm" style:use-optimal-column-width="false"/>
    </style:style>
    <style:style style:name="co18" style:family="table-column">
      <style:table-column-properties style:column-width="1.307cm" style:use-optimal-column-width="false"/>
    </style:style>
    <style:style style:name="co19" style:family="table-column">
      <style:table-column-properties style:column-width="3.058cm" style:use-optimal-column-width="false"/>
    </style:style>
    <style:style style:name="co20" style:family="table-column">
      <style:table-column-properties style:column-width="2.148cm" style:use-optimal-column-width="false"/>
    </style:style>
    <style:style style:name="co21" style:family="table-column">
      <style:table-column-properties style:column-width="1.118cm" style:use-optimal-column-width="false"/>
    </style:style>
    <style:style style:name="co22" style:family="table-column">
      <style:table-column-properties style:column-width="1.259cm" style:use-optimal-column-width="false"/>
    </style:style>
    <style:style style:name="co23" style:family="table-column">
      <style:table-column-properties style:column-width="4.66cm" style:use-optimal-column-width="false"/>
    </style:style>
    <style:style style:name="co24" style:family="table-column">
      <style:table-column-properties style:column-width="4.311cm" style:use-optimal-column-width="false"/>
    </style:style>
    <style:style style:name="co25" style:family="table-column">
      <style:table-column-properties style:column-width="2.831cm" style:use-optimal-column-width="false"/>
    </style:style>
    <style:style style:name="co26" style:family="table-column">
      <style:table-column-properties style:column-width="2.841cm" style:use-optimal-column-width="false"/>
    </style:style>
    <style:style style:name="co27" style:family="table-column">
      <style:table-column-properties style:column-width="2.82cm" style:use-optimal-column-width="false"/>
    </style:style>
    <style:style style:name="co28" style:family="table-column">
      <style:table-column-properties style:column-width="0.738cm" style:use-optimal-column-width="false"/>
    </style:style>
    <style:style style:name="co29" style:family="table-column">
      <style:table-column-properties style:column-width="3.869cm" style:use-optimal-column-width="false"/>
    </style:style>
    <style:style style:name="co30" style:family="table-column">
      <style:table-column-properties style:column-width="2.085cm" style:use-optimal-column-width="false"/>
    </style:style>
    <style:style style:name="co31" style:family="table-column">
      <style:table-column-properties style:column-width="2.978cm" style:use-optimal-column-width="false"/>
    </style:style>
    <style:style style:name="co32" style:family="table-column">
      <style:table-column-properties style:column-width="4.902cm" style:use-optimal-column-width="false"/>
    </style:style>
    <style:style style:name="co33" style:family="table-column">
      <style:table-column-properties style:column-width="4.071cm" style:use-optimal-column-width="false"/>
    </style:style>
    <style:style style:name="co34" style:family="table-column">
      <style:table-column-properties style:column-width="3.05cm" style:use-optimal-column-width="false"/>
    </style:style>
    <style:style style:name="co35" style:family="table-column">
      <style:table-column-properties style:column-width="2.711cm" style:use-optimal-column-width="false"/>
    </style:style>
    <style:style style:name="co36" style:family="table-column">
      <style:table-column-properties style:column-width="3.341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1.075cm"/>
    </style:style>
    <style:style style:name="ro3" style:family="table-row">
      <style:table-row-properties style:row-height="1.533cm"/>
    </style:style>
    <style:style style:name="ro4" style:family="table-row">
      <style:table-row-properties style:row-height="6.664cm"/>
    </style:style>
    <style:style style:name="ro5" style:family="table-row">
      <style:table-row-properties style:row-height="13.208cm"/>
    </style:style>
    <style:style style:name="ro6" style:family="table-row">
      <style:table-row-properties style:row-height="2.449cm"/>
    </style:style>
    <style:style style:name="ro7" style:family="table-row">
      <style:table-row-properties style:row-height="10.909cm"/>
    </style:style>
    <style:style style:name="ro8" style:family="table-row">
      <style:table-row-properties style:row-height="13.462cm"/>
    </style:style>
    <style:style style:name="ro9" style:family="table-row">
      <style:table-row-properties style:row-height="7.945cm"/>
    </style:style>
    <style:style style:name="ro10" style:family="table-row">
      <style:table-row-properties style:row-height="2.829cm"/>
    </style:style>
    <style:style style:name="ro11" style:family="table-row">
      <style:table-row-properties style:row-height="7.781cm"/>
    </style:style>
    <style:style style:name="ro12" style:family="table-row">
      <style:table-row-properties style:row-height="1.991cm"/>
    </style:style>
    <style:style style:name="ro13" style:family="table-row">
      <style:table-row-properties style:row-height="3.109cm"/>
    </style:style>
    <style:style style:name="ro14" style:family="table-row">
      <style:table-row-properties style:row-height="2.753cm"/>
    </style:style>
    <style:style style:name="ro15" style:family="table-row">
      <style:table-row-properties style:row-height="2.907cm"/>
    </style:style>
    <style:style style:name="ro16" style:family="table-row">
      <style:table-row-properties style:row-height="8.859cm"/>
    </style:style>
    <style:style style:name="ro17" style:family="table-row">
      <style:table-row-properties style:row-height="13.293cm"/>
    </style:style>
    <style:style style:name="ro18" style:family="table-row">
      <style:table-row-properties style:row-height="13.53cm"/>
    </style:style>
    <style:style style:name="ro19" style:family="table-row">
      <style:table-row-properties style:row-height="4.281cm"/>
    </style:style>
    <style:style style:name="ce1" style:family="table-cell">
      <style:paragraph-properties fo:margin-top="0.102cm" fo:margin-bottom="0cm" fo:text-align="center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>
      <style:paragraph-properties fo:margin-top="0.102cm" fo:margin-bottom="0cm"/>
      <style:text-properties fo:font-weight="bold" style:font-weight-asian="bold" style:font-weight-complex="bold"/>
    </style:style>
    <style:style style:name="ce3" style:family="table-cell">
      <style:paragraph-properties fo:margin-top="0.102cm" fo:margin-bottom="0cm" fo:text-align="center"/>
      <style:text-properties style:font-name="Ubuntu" fo:font-size="9pt" style:font-size-asian="9pt" style:font-size-complex="9pt"/>
    </style:style>
    <style:style style:name="ce4" style:family="table-cell">
      <style:paragraph-properties fo:margin-top="0.102cm" fo:margin-bottom="0cm"/>
    </style:style>
    <style:style style:name="ce5" style:family="table-cell">
      <style:paragraph-properties fo:margin-top="0.102cm" fo:margin-bottom="0cm" fo:text-align="center"/>
    </style:style>
    <style:style style:name="ce6" style:family="table-cell">
      <style:paragraph-properties fo:margin-top="0.203cm" fo:margin-bottom="0cm" fo:text-align="center"/>
      <style:text-properties style:font-name="Ubuntu" fo:font-size="9pt" style:font-size-asian="9pt" style:font-size-complex="9pt"/>
    </style:style>
    <style:style style:name="ce7" style:family="table-cell">
      <style:paragraph-properties fo:margin-top="0.102cm" fo:margin-bottom="0cm"/>
      <style:text-properties style:font-name="Ubuntu" fo:font-size="9pt" style:font-size-asian="9pt" style:font-size-complex="9pt"/>
    </style:style>
    <style:style style:name="ce8" style:family="table-cell">
      <style:paragraph-properties fo:margin-left="0cm" fo:margin-right="0cm" fo:margin-top="0.102cm" fo:margin-bottom="0cm" fo:line-height="100%" fo:text-align="center" fo:text-indent="0cm"/>
      <style:text-properties style:font-name="Ubuntu" fo:font-size="9pt" style:font-size-asian="9pt" style:font-size-complex="9pt"/>
    </style:style>
    <style:style style:name="ce9" style:family="table-cell">
      <style:paragraph-properties fo:margin-top="0.102cm" fo:margin-bottom="0cm" fo:text-align="center"/>
      <style:text-properties style:font-name="Ubuntu" fo:font-size="9pt" fo:font-style="italic" style:font-size-asian="9pt" style:font-style-asian="italic" style:font-size-complex="9pt" style:font-style-complex="italic"/>
    </style:style>
    <style:style style:name="ce10" style:family="table-cell">
      <style:paragraph-properties fo:margin-top="0.102cm" fo:margin-bottom="0cm" fo:text-align="center"/>
      <style:text-properties style:font-name="Ubuntu" fo:font-size="9pt" fo:font-weight="normal" style:font-size-asian="9pt" style:font-weight-asian="normal" style:font-size-complex="9pt" style:font-weight-complex="normal"/>
    </style:style>
    <style:style style:name="ce11" style:family="table-cell">
      <style:paragraph-properties fo:margin-top="0.102cm" fo:margin-bottom="0cm" fo:text-align="start"/>
      <style:text-properties style:font-name="Ubuntu" fo:font-size="9pt" fo:font-weight="normal" style:font-size-asian="9pt" style:font-weight-asian="normal" style:font-size-complex="9pt" style:font-weight-complex="normal"/>
    </style:style>
    <style:style style:name="ce12" style:family="table-cell">
      <style:paragraph-properties fo:margin-top="0.051cm" fo:margin-bottom="0cm" fo:text-align="center"/>
      <style:text-properties style:font-name="Ubuntu" fo:font-size="9pt" style:font-size-asian="9pt" style:font-size-complex="9pt"/>
    </style:style>
    <style:style style:name="P1" style:family="paragraph">
      <style:paragraph-properties fo:margin-top="0.102cm" fo:margin-bottom="0cm" fo:text-align="center"/>
    </style:style>
    <style:style style:name="P2" style:family="paragraph">
      <style:paragraph-properties fo:margin-top="0.102cm" fo:margin-bottom="0cm" fo:text-align="center"/>
      <style:text-properties style:font-name="Ubuntu" fo:font-size="9pt" style:font-size-asian="9pt" style:font-size-complex="9pt"/>
    </style:style>
    <style:style style:name="P3" style:family="paragraph">
      <style:paragraph-properties fo:margin-top="0.102cm" fo:margin-bottom="0cm" fo:text-align="center"/>
      <style:text-properties style:font-name="Ubuntu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margin-left="0cm" fo:margin-right="0cm" fo:margin-top="0.102cm" fo:margin-bottom="0cm" fo:line-height="100%" fo:text-align="center" fo:text-indent="0cm"/>
    </style:style>
    <style:style style:name="P5" style:family="paragraph">
      <style:paragraph-properties fo:margin-top="0.051cm" fo:margin-bottom="0cm"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top="0.102cm" fo:margin-bottom="0cm" fo:text-align="start"/>
      <style:text-properties style:font-name="Ubuntu"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top="0.102cm" fo:margin-bottom="0cm"/>
    </style:style>
    <style:style style:name="P10" style:family="paragraph">
      <style:paragraph-properties fo:margin-left="0cm" fo:margin-right="0cm" fo:margin-top="0.102cm" fo:margin-bottom="0cm" fo:line-height="100%" fo:text-indent="0cm"/>
    </style:style>
    <style:style style:name="P11" style:family="paragraph">
      <loext:graphic-properties draw:fill="none" draw:fill-color="#ffffff"/>
      <style:paragraph-properties fo:margin-top="0.102cm" fo:margin-bottom="0cm"/>
      <style:text-properties style:font-name="Ubuntu" fo:font-size="9pt"/>
    </style:style>
    <style:style style:name="P12" style:family="paragraph">
      <style:paragraph-properties fo:margin-left="0cm" fo:margin-right="0cm" fo:margin-top="0.102cm" fo:margin-bottom="0cm" fo:line-height="100%" fo:text-align="center" fo:text-indent="0cm"/>
      <style:text-properties style:font-name="Ubuntu" fo:font-size="9pt" style:font-size-asian="9pt" style:font-size-complex="9pt"/>
    </style:style>
    <style:style style:name="P13" style:family="paragraph">
      <style:paragraph-properties fo:margin-top="0.102cm" fo:margin-bottom="0cm" fo:text-align="center"/>
      <style:text-properties style:font-name="Ubuntu" fo:font-size="9pt" fo:font-style="italic" style:font-size-asian="9pt" style:font-style-asian="italic" style:font-size-complex="9pt" style:font-style-complex="italic"/>
    </style:style>
    <style:style style:name="P14" style:family="paragraph">
      <style:paragraph-properties fo:margin-top="0.102cm" fo:margin-bottom="0cm" fo:text-align="center"/>
      <style:text-properties style:font-name="Ubuntu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margin-top="0.102cm" fo:margin-bottom="0cm" fo:text-align="start"/>
      <style:text-properties style:font-name="Ubuntu" fo:font-size="9pt" fo:font-weight="normal" style:font-size-asian="9pt" style:font-weight-asian="normal" style:font-size-complex="9pt" style:font-weight-complex="normal"/>
    </style:style>
    <style:style style:name="P16" style:family="paragraph">
      <style:paragraph-properties fo:margin-left="0cm" fo:margin-right="0cm" fo:margin-top="0.051cm" fo:margin-bottom="0cm" fo:line-height="100%" fo:text-align="center" fo:text-indent="0cm"/>
    </style:style>
    <style:style style:name="P17" style:family="paragraph">
      <style:paragraph-properties fo:margin-top="0.051cm" fo:margin-bottom="0cm" fo:text-align="center"/>
      <style:text-properties style:font-name="Ubuntu" fo:font-size="9pt" style:font-size-asian="9pt" style:font-size-complex="9pt"/>
    </style:style>
    <style:style style:name="P18" style:family="paragraph">
      <style:paragraph-properties fo:margin-left="0cm" fo:margin-right="0cm" fo:margin-top="0.051cm" fo:margin-bottom="0cm" fo:line-height="100%" fo:text-align="center" fo:text-indent="0cm"/>
      <style:text-properties style:font-name="Ubuntu" fo:font-size="9pt" style:font-size-asian="9pt" style:font-size-complex="9pt"/>
    </style:style>
    <style:style style:name="T1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Ubuntu" fo:font-size="9pt" style:font-size-asian="9pt" style:font-size-complex="9pt"/>
    </style:style>
    <style:style style:name="T3" style:family="text">
      <style:text-properties style:font-name="Ubuntu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Ubuntu" fo:font-size="9pt"/>
    </style:style>
    <style:style style:name="T5" style:family="text">
      <style:text-properties style:font-name="Ubuntu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Algorithms" draw:style-name="dp1" draw:master-page-name="Default">
        <draw:frame draw:style-name="standard" draw:layer="layout" svg:width="9.02cm" svg:height="5.533cm" svg:x="0.741cm" svg:y="0.756cm">
          <table:table table:template-name="bw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Search algorithms</text:span></text:p>
              </table:table-cell>
              <table:covered-table-cell table:style-name="ce2"/>
              <table:covered-table-cell/>
            </table:table-row>
            <table:table-row table:style-name="ro2" table:default-cell-style-name="ce3">
              <table:table-cell table:number-columns-spanned="2">
                <text:p text:style-name="P2"><text:span text:style-name="T2">Linear / Sequential search</text:span></text:p>
                <text:p text:style-name="P2"><text:span text:style-name="T2">Jump search</text:span></text:p>
              </table:table-cell>
              <table:covered-table-cell table:style-name="ce4"/>
              <table:table-cell>
                <text:p text:style-name="P2"><text:span text:style-name="T2">Interpolation search</text:span></text:p>
                <text:p text:style-name="P2"><text:span text:style-name="T2">Fibonacci search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2"><text:span text:style-name="T2">Binary / Half-interval / Logarithmic / Binary chop search</text:span></text:p>
                <text:p text:style-name="P2"><text:span text:style-name="T2">Exponential / Doubling / Galloping / Struzik search</text:span></text:p>
              </table:table-cell>
              <table:covered-table-cell table:style-name="ce4"/>
              <table:covered-table-cell/>
            </table:table-row>
            <table:table-row table:style-name="ro1" table:default-cell-style-name="ce1">
              <table:table-cell table:number-columns-spanned="3">
                <text:p text:style-name="P3"><text:span text:style-name="T1">Sort algorithms</text:span></text:p>
              </table:table-cell>
              <table:covered-table-cell table:style-name="ce2"/>
              <table:covered-table-cell/>
            </table:table-row>
            <table:table-row table:style-name="ro3" table:default-cell-style-name="ce3">
              <table:table-cell>
                <text:p text:style-name="P2"><text:span text:style-name="T2">Selection sort</text:span></text:p>
                <text:p text:style-name="P2"><text:span text:style-name="T2">Insertion sort</text:span></text:p>
                <text:p text:style-name="P2"><text:span text:style-name="T2">Bubble sort</text:span></text:p>
              </table:table-cell>
              <table:table-cell table:style-name="ce5">
                <text:p text:style-name="P1"><text:span text:style-name="T2">Merge sort</text:span></text:p>
                <text:p text:style-name="P1"><text:span text:style-name="T2">Heap sort</text:span></text:p>
                <text:p text:style-name="P1"><text:span text:style-name="T2">Quick sort</text:span></text:p>
              </table:table-cell>
              <table:table-cell>
                <text:p text:style-name="P2"><text:span text:style-name="T2">Counting sort</text:span></text:p>
                <text:p text:style-name="P2"><text:span text:style-name="T2">Bucket sort</text:span></text:p>
                <text:p text:style-name="P2"><text:span text:style-name="T2">Radix sor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Comb sort</text:span></text:p>
              </table:table-cell>
              <table:table-cell table:style-name="ce5" table:number-columns-spanned="2">
                <text:p text:style-name="P1"><text:span text:style-name="T2">Shell sort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SDLC" draw:style-name="dp1" draw:master-page-name="Default"/>
      <draw:page draw:name="Principles" draw:style-name="dp1" draw:master-page-name="Default">
        <draw:frame draw:style-name="standard" draw:layer="layout" svg:width="8.888cm" svg:height="6.663cm" svg:x="0.762cm" svg:y="0.762cm">
          <table:table table:template-name="bw"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1"><text:span text:style-name="T1">SOLID</text:span></text:p>
                <text:p text:style-name="P1"><text:span text:style-name="T2">Single responsibility principle</text:span></text:p>
                <text:p text:style-name="P1"><text:span text:style-name="T2">Open/closed principle</text:span></text:p>
                <text:p text:style-name="P1"><text:span text:style-name="T2">Liskov substitution principle</text:span></text:p>
                <text:p text:style-name="P1"><text:span text:style-name="T2">Interface segregation principle</text:span></text:p>
                <text:p text:style-name="P1"><text:span text:style-name="T2">Dependency inversion principle</text:span></text:p>
                <text:p text:style-name="P1"><text:span text:style-name="T1">Other principles</text:span></text:p>
                <text:p text:style-name="P4"><text:span text:style-name="T3">YAGNI</text:span></text:p>
                <text:p text:style-name="P4"><text:span text:style-name="T3">KISS</text:span></text:p>
                <text:p text:style-name="P4"><text:span text:style-name="T3">DRY</text:span></text:p>
                <text:p text:style-name="P4"><text:span text:style-name="T3">Occam's razor</text:span></text:p>
                <text:p text:style-name="P1"><text:span text:style-name="T3">Hollywood Principle</text:span></text:p>
              </table:table-cell>
              <table:table-cell>
                <text:p text:style-name="P1"><text:span text:style-name="T1">GRASP</text:span></text:p>
                <text:p text:style-name="P1"><text:span text:style-name="T2">Controller</text:span></text:p>
                <text:p text:style-name="P1"><text:span text:style-name="T2">Creator</text:span></text:p>
                <text:p text:style-name="P1"><text:span text:style-name="T2">High cohesion</text:span></text:p>
                <text:p text:style-name="P1"><text:span text:style-name="T2">Information expert</text:span></text:p>
                <text:p text:style-name="P1"><text:span text:style-name="T2">Indirection</text:span></text:p>
                <text:p text:style-name="P1"><text:span text:style-name="T2">Low coupling</text:span></text:p>
                <text:p text:style-name="P1"><text:span text:style-name="T2">Polymorphism</text:span></text:p>
                <text:p text:style-name="P1"><text:span text:style-name="T2">Protected variation</text:span></text:p>
                <text:p text:style-name="P1"><text:span text:style-name="T2">Pure fabrication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tterns" draw:style-name="dp1" draw:master-page-name="Default">
        <draw:frame draw:style-name="standard" draw:layer="layout" svg:width="8.992cm" svg:height="13.207cm" svg:x="0.762cm" svg:y="0.762cm">
          <table:table table:template-name="bw">
            <table:table-column table:style-name="co6"/>
            <table:table-column table:style-name="co7"/>
            <table:table-row table:style-name="ro5">
              <table:table-cell table:style-name="bw1">
                <text:p text:style-name="P5"><text:span text:style-name="T1">Creational patterns</text:span></text:p>
                <text:p text:style-name="P5"><text:span text:style-name="T2">Abstract factory</text:span></text:p>
                <text:p text:style-name="P5"><text:span text:style-name="T2">Builder</text:span></text:p>
                <text:p text:style-name="P5"><text:span text:style-name="T2">Factory method</text:span></text:p>
                <text:p text:style-name="P5"><text:span text:style-name="T2">Lazy initialization (virtual proxy)</text:span></text:p>
                <text:p text:style-name="P5"><text:span text:style-name="T2">Multiton</text:span></text:p>
                <text:p text:style-name="P5"><text:span text:style-name="T2">Object library</text:span></text:p>
                <text:p text:style-name="P5"><text:span text:style-name="T2">Object pool</text:span></text:p>
                <text:p text:style-name="P5"><text:span text:style-name="T2">Prototype</text:span></text:p>
                <text:p text:style-name="P5"><text:span text:style-name="T2">Singleton</text:span></text:p>
                <text:p text:style-name="P5"><text:span text:style-name="T2"/></text:p>
                <text:p text:style-name="P5"><text:span text:style-name="T1"/></text:p>
                <text:p text:style-name="P5"><text:span text:style-name="T1"/></text:p>
                <text:p text:style-name="P5"><text:span text:style-name="T1">Behavioral patterns</text:span></text:p>
                <text:p text:style-name="P5"><text:span text:style-name="T2">Blackboard</text:span></text:p>
                <text:p text:style-name="P5"><text:span text:style-name="T2">Chain of responsibility</text:span></text:p>
                <text:p text:style-name="P5"><text:span text:style-name="T2">Command</text:span></text:p>
                <text:p text:style-name="P5"><text:span text:style-name="T2">Interpreter</text:span></text:p>
                <text:p text:style-name="P5"><text:span text:style-name="T2">Iterator</text:span></text:p>
                <text:p text:style-name="P5"><text:span text:style-name="T2">Mediator</text:span></text:p>
                <text:p text:style-name="P5"><text:span text:style-name="T2">Memento</text:span></text:p>
                <text:p text:style-name="P5"><text:span text:style-name="T2">Null object</text:span></text:p>
                <text:p text:style-name="P5"><text:span text:style-name="T2">Observer or Publish/Subscribe</text:span></text:p>
                <text:p text:style-name="P5"><text:span text:style-name="T2">Servant</text:span></text:p>
                <text:p text:style-name="P5"><text:span text:style-name="T2">Specification</text:span></text:p>
                <text:p text:style-name="P5"><text:span text:style-name="T2">State</text:span></text:p>
                <text:p text:style-name="P5"><text:span text:style-name="T2">Strategy</text:span></text:p>
                <text:p text:style-name="P5"><text:span text:style-name="T2">Template method</text:span></text:p>
                <text:p text:style-name="P5"><text:span text:style-name="T2">Visitor</text:span></text:p>
              </table:table-cell>
              <table:table-cell table:style-name="ce6">
                <text:p text:style-name="P5"><text:span text:style-name="T1">Structural patterns</text:span></text:p>
                <text:p text:style-name="P5"><text:span text:style-name="T2">Adapter, Wrapper or Translator</text:span></text:p>
                <text:p text:style-name="P5"><text:span text:style-name="T2">Bridge</text:span></text:p>
                <text:p text:style-name="P5"><text:span text:style-name="T2">Composite</text:span></text:p>
                <text:p text:style-name="P5"><text:span text:style-name="T2">Decorator</text:span></text:p>
                <text:p text:style-name="P5"><text:span text:style-name="T2">Facade</text:span></text:p>
                <text:p text:style-name="P5"><text:span text:style-name="T2">Flyweight</text:span></text:p>
                <text:p text:style-name="P5"><text:span text:style-name="T2">Front controller</text:span></text:p>
                <text:p text:style-name="P5"><text:span text:style-name="T2">Marker</text:span></text:p>
                <text:p text:style-name="P5"><text:span text:style-name="T2">Module</text:span></text:p>
                <text:p text:style-name="P5"><text:span text:style-name="T2">Proxy</text:span></text:p>
                <text:p text:style-name="P5"><text:span text:style-name="T2">Twin</text:span></text:p>
                <text:p text:style-name="P5"><text:span text:style-name="T2"/></text:p>
                <text:p text:style-name="P5"><text:span text:style-name="T1">Concurrency patterns</text:span></text:p>
                <text:p text:style-name="P5"><text:span text:style-name="T2">Active object</text:span></text:p>
                <text:p text:style-name="P5"><text:span text:style-name="T2">Balking</text:span></text:p>
                <text:p text:style-name="P5"><text:span text:style-name="T2">Binding properties</text:span></text:p>
                <text:p text:style-name="P5"><text:span text:style-name="T2">Double-checked locking</text:span></text:p>
                <text:p text:style-name="P5"><text:span text:style-name="T2">Event-based asynchronous</text:span></text:p>
                <text:p text:style-name="P5"><text:span text:style-name="T2">Guarded suspension</text:span></text:p>
                <text:p text:style-name="P5"><text:span text:style-name="T2">Join</text:span></text:p>
                <text:p text:style-name="P5"><text:span text:style-name="T2">Lock</text:span></text:p>
                <text:p text:style-name="P5"><text:span text:style-name="T2">Messaging design pattern (MDP)</text:span></text:p>
                <text:p text:style-name="P5"><text:span text:style-name="T2">Monitor object</text:span></text:p>
                <text:p text:style-name="P5"><text:span text:style-name="T2">Reactor</text:span></text:p>
                <text:p text:style-name="P5"><text:span text:style-name="T2">Read-write lock</text:span></text:p>
                <text:p text:style-name="P5"><text:span text:style-name="T2">Scheduler</text:span></text:p>
                <text:p text:style-name="P5"><text:span text:style-name="T2">Thread pool</text:span></text:p>
                <text:p text:style-name="P5"><text:span text:style-name="T2">Thread specific storage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Database" draw:style-name="dp1" draw:master-page-name="Default">
        <draw:frame draw:style-name="standard" draw:layer="layout" svg:width="8.889cm" svg:height="13.357cm" svg:x="0.762cm" svg:y="0.635cm">
          <table:table table:template-name="bw">
            <table:table-column table:style-name="co8"/>
            <table:table-column table:style-name="co9"/>
            <table:table-row table:style-name="ro6">
              <table:table-cell table:style-name="ce1">
                <text:p text:style-name="P1"><text:span text:style-name="T1">ACID</text:span></text:p>
                <text:p text:style-name="P6"><text:span text:style-name="T3">Atomicity</text:span></text:p>
                <text:p text:style-name="P6"><text:span text:style-name="T3">Consistency</text:span></text:p>
                <text:p text:style-name="P6"><text:span text:style-name="T3">Isolation</text:span></text:p>
                <text:p text:style-name="P6"><text:span text:style-name="T3">Durability</text:span></text:p>
              </table:table-cell>
              <table:table-cell table:style-name="ce3">
                <text:p text:style-name="P2"><text:span text:style-name="T1">Isolation levels (phenomena)</text:span></text:p>
                <text:list text:style-name="L3">
                  <text:list-item>
                    <text:p text:style-name="P7"><text:span text:style-name="T2">read uncommitted (dirty read)</text:span></text:p>
                  </text:list-item>
                  <text:list-item>
                    <text:p text:style-name="P7"><text:span text:style-name="T2">read committed (non repeatable read)</text:span></text:p>
                  </text:list-item>
                  <text:list-item>
                    <text:p text:style-name="P7"><text:span text:style-name="T2">repeatable read (phantom read)</text:span></text:p>
                  </text:list-item>
                  <text:list-item>
                    <text:p text:style-name="P7"><text:span text:style-name="T2">serializable</text:span></text:p>
                  </text:list-item>
                </text:list>
              </table:table-cell>
            </table:table-row>
            <table:table-row table:style-name="ro7">
              <table:table-cell table:style-name="ce1" table:number-columns-spanned="2">
                <text:p text:style-name="P3"><text:span text:style-name="T1">Normal forms</text:span></text:p>
                <text:p text:style-name="P3"><text:span text:style-name="T1"><text:s text:c="4"/></text:span><text:span text:style-name="T3">UNF: Unnormalized form</text:span></text:p>
                <text:p text:style-name="P3"><text:span text:style-name="T3"><text:s text:c="4"/></text:span><text:span text:style-name="T3">1NF: First normal form</text:span></text:p>
                <text:p text:style-name="P3"><text:span text:style-name="T3"><text:s text:c="4"/></text:span><text:span text:style-name="T3">2NF: Second normal form</text:span></text:p>
                <text:p text:style-name="P3"><text:span text:style-name="T3"><text:s text:c="4"/></text:span><text:span text:style-name="T3">3NF: Third normal form</text:span></text:p>
                <text:p text:style-name="P3"><text:span text:style-name="T3"><text:s text:c="4"/></text:span><text:span text:style-name="T3">EKNF: Elementary key normal form</text:span></text:p>
                <text:p text:style-name="P3"><text:span text:style-name="T3"><text:s text:c="4"/></text:span><text:span text:style-name="T3">BCNF: Boyce–Codd normal form</text:span></text:p>
                <text:p text:style-name="P3"><text:span text:style-name="T3"><text:s text:c="4"/></text:span><text:span text:style-name="T3">4NF: Fourth normal form</text:span></text:p>
                <text:p text:style-name="P3"><text:span text:style-name="T3"><text:s text:c="4"/></text:span><text:span text:style-name="T3">ETNF: Essential tuple normal form</text:span></text:p>
                <text:p text:style-name="P3"><text:span text:style-name="T3"><text:s text:c="4"/></text:span><text:span text:style-name="T3">5NF: Fifth normal form</text:span></text:p>
                <text:p text:style-name="P3"><text:span text:style-name="T3"><text:s text:c="4"/></text:span><text:span text:style-name="T3">DKNF: Domain-key normal form</text:span></text:p>
                <text:p text:style-name="P3"><text:span text:style-name="T3"><text:s text:c="4"/></text:span><text:span text:style-name="T3">6NF: Sixth normal form</text:span></text:p>
                <text:p text:style-name="P3"><text:span text:style-name="T3"/></text:p>
                <text:p text:style-name="P3"><text:span text:style-name="T1"/></text:p>
              </table:table-cell>
              <table:covered-table-cell table:style-name="ce3"/>
            </table:table-row>
          </table:table>
          <draw:image xlink:href="Pictures/TablePreview4.svm" xlink:type="simple" xlink:show="embed" xlink:actuate="onLoad"/>
        </draw:frame>
      </draw:page>
      <draw:page draw:name="HTML" draw:style-name="dp1" draw:master-page-name="Default">
        <draw:frame draw:style-name="standard" draw:layer="layout" svg:width="9.15cm" svg:height="13.461cm" svg:x="0.714cm" svg:y="0.635cm">
          <table:table table:template-name="bw"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8" table:default-cell-style-name="bw1">
              <table:table-cell>
                <text:p text:style-name="P1"><text:span text:style-name="T1">Basic</text:span></text:p>
                <text:p text:style-name="P6"><text:span text:style-name="T2">!DOCTYPE</text:span></text:p>
                <text:p text:style-name="P6"><text:span text:style-name="T2">html</text:span></text:p>
                <text:p text:style-name="P6"><text:span text:style-name="T2">head</text:span></text:p>
                <text:p text:style-name="P6"><text:span text:style-name="T2">title</text:span></text:p>
                <text:p text:style-name="P6"><text:span text:style-name="T2">body</text:span></text:p>
                <text:p text:style-name="P6"><text:span text:style-name="T2">h1 to h6</text:span></text:p>
                <text:p text:style-name="P6"><text:span text:style-name="T2">p</text:span></text:p>
                <text:p text:style-name="P6"><text:span text:style-name="T2">br</text:span></text:p>
                <text:p text:style-name="P6"><text:span text:style-name="T2">hr</text:span></text:p>
                <text:p text:style-name="P6"><text:span text:style-name="T2">&lt;!--...-→</text:span></text:p>
                <text:p text:style-name="P6"><text:span text:style-name="T2"/></text:p>
                <text:p text:style-name="P6"><text:span text:style-name="T1">Links</text:span></text:p>
                <text:p text:style-name="P6"><text:span text:style-name="T2">a</text:span></text:p>
                <text:p text:style-name="P6"><text:span text:style-name="T2">link</text:span></text:p>
                <text:p text:style-name="P6"><text:span text:style-name="T2">nav</text:span></text:p>
                <text:p text:style-name="P6"><text:span text:style-name="T1"/></text:p>
                <text:p text:style-name="P6"><text:span text:style-name="T1">Meta Info</text:span></text:p>
                <text:p text:style-name="P6"><text:span text:style-name="T3">head</text:span></text:p>
                <text:p text:style-name="P6"><text:span text:style-name="T3">meta</text:span></text:p>
                <text:p text:style-name="P6"><text:span text:style-name="T3">base</text:span></text:p>
                <text:p text:style-name="P6"><text:span text:style-name="T2"/></text:p>
                <text:p text:style-name="P8"><text:span text:style-name="T1">Tables</text:span></text:p>
                <text:p text:style-name="P8"><text:span text:style-name="T3">table</text:span></text:p>
                <text:p text:style-name="P8"><text:span text:style-name="T3">caption</text:span></text:p>
                <text:p text:style-name="P8"><text:span text:style-name="T3">th</text:span></text:p>
                <text:p text:style-name="P8"><text:span text:style-name="T3">tr</text:span></text:p>
                <text:p text:style-name="P8"><text:span text:style-name="T3">td</text:span></text:p>
                <text:p text:style-name="P8"><text:span text:style-name="T3">thead</text:span></text:p>
                <text:p text:style-name="P8"><text:span text:style-name="T3">tbody</text:span></text:p>
                <text:p text:style-name="P8"><text:span text:style-name="T3">tfoot</text:span></text:p>
                <text:p text:style-name="P8"><text:span text:style-name="T3">col</text:span></text:p>
                <text:p text:style-name="P6"><text:span text:style-name="T3">colgroup</text:span></text:p>
              </table:table-cell>
              <table:table-cell>
                <text:p text:style-name="P6"><text:span text:style-name="T1">Formatting</text:span></text:p>
                <text:p text:style-name="P6"><text:span text:style-name="T2">abbr</text:span></text:p>
                <text:p text:style-name="P6"><text:span text:style-name="T2">address</text:span></text:p>
                <text:p text:style-name="P6"><text:span text:style-name="T2">b</text:span></text:p>
                <text:p text:style-name="P6"><text:span text:style-name="T2">bdi</text:span></text:p>
                <text:p text:style-name="P6"><text:span text:style-name="T2">bdo</text:span></text:p>
                <text:p text:style-name="P6"><text:span text:style-name="T2">blockquote</text:span></text:p>
                <text:p text:style-name="P6"><text:span text:style-name="T2">cite</text:span></text:p>
                <text:p text:style-name="P6"><text:span text:style-name="T2">code</text:span></text:p>
                <text:p text:style-name="P6"><text:span text:style-name="T2">del</text:span></text:p>
                <text:p text:style-name="P6"><text:span text:style-name="T2">dfn</text:span></text:p>
                <text:p text:style-name="P6"><text:span text:style-name="T2">em</text:span></text:p>
                <text:p text:style-name="P6"><text:span text:style-name="T2">i</text:span></text:p>
                <text:p text:style-name="P6"><text:span text:style-name="T2">ins</text:span></text:p>
                <text:p text:style-name="P6"><text:span text:style-name="T2">kbd</text:span></text:p>
                <text:p text:style-name="P6"><text:span text:style-name="T2">mark</text:span></text:p>
                <text:p text:style-name="P6"><text:span text:style-name="T2">meter</text:span></text:p>
                <text:p text:style-name="P6"><text:span text:style-name="T2">pre</text:span></text:p>
                <text:p text:style-name="P6"><text:span text:style-name="T2">progress</text:span></text:p>
                <text:p text:style-name="P6"><text:span text:style-name="T2">q</text:span></text:p>
                <text:p text:style-name="P6"><text:span text:style-name="T2">rp</text:span></text:p>
                <text:p text:style-name="P6"><text:span text:style-name="T2">rt</text:span></text:p>
                <text:p text:style-name="P6"><text:span text:style-name="T2">ruby</text:span></text:p>
                <text:p text:style-name="P6"><text:span text:style-name="T2">s</text:span></text:p>
                <text:p text:style-name="P6"><text:span text:style-name="T2">samp</text:span></text:p>
                <text:p text:style-name="P6"><text:span text:style-name="T2">small</text:span></text:p>
                <text:p text:style-name="P6"><text:span text:style-name="T2">strong</text:span></text:p>
                <text:p text:style-name="P6"><text:span text:style-name="T2">sub</text:span></text:p>
                <text:p text:style-name="P6"><text:span text:style-name="T2">sup</text:span></text:p>
                <text:p text:style-name="P6"><text:span text:style-name="T2">template</text:span></text:p>
                <text:p text:style-name="P6"><text:span text:style-name="T2">time</text:span></text:p>
                <text:p text:style-name="P6"><text:span text:style-name="T2">u</text:span></text:p>
                <text:p text:style-name="P6"><text:span text:style-name="T2">var</text:span></text:p>
                <text:p text:style-name="P6"><text:span text:style-name="T2">wbr</text:span></text:p>
                <text:p text:style-name="P6"><text:span text:style-name="T2"/></text:p>
                <text:p text:style-name="P8"><text:span text:style-name="T1"/></text:p>
              </table:table-cell>
              <table:table-cell>
                <text:p text:style-name="P6"><text:span text:style-name="T1">Images</text:span></text:p>
                <text:p text:style-name="P6"><text:span text:style-name="T2">img</text:span></text:p>
                <text:p text:style-name="P6"><text:span text:style-name="T2">map</text:span></text:p>
                <text:p text:style-name="P6"><text:span text:style-name="T2">area</text:span></text:p>
                <text:p text:style-name="P6"><text:span text:style-name="T2">canvas</text:span></text:p>
                <text:p text:style-name="P6"><text:span text:style-name="T2">figcaption</text:span></text:p>
                <text:p text:style-name="P6"><text:span text:style-name="T2">figure</text:span></text:p>
                <text:p text:style-name="P6"><text:span text:style-name="T2">picture</text:span></text:p>
                <text:p text:style-name="P6"><text:span text:style-name="T2">Svg</text:span></text:p>
                <text:p text:style-name="P6"><text:span text:style-name="T2"/></text:p>
                <text:p text:style-name="P6"><text:span text:style-name="T1">Audio/Video</text:span></text:p>
                <text:p text:style-name="P6"><text:span text:style-name="T2">audio</text:span></text:p>
                <text:p text:style-name="P6"><text:span text:style-name="T2">source</text:span></text:p>
                <text:p text:style-name="P6"><text:span text:style-name="T2">track</text:span></text:p>
                <text:p text:style-name="P6"><text:span text:style-name="T2">Video</text:span></text:p>
                <text:p text:style-name="P6"><text:span text:style-name="T2"/></text:p>
                <text:p text:style-name="P8"><text:span text:style-name="T1">Lists</text:span></text:p>
                <text:p text:style-name="P8"><text:span text:style-name="T3">ul</text:span></text:p>
                <text:p text:style-name="P8"><text:span text:style-name="T3">ol</text:span></text:p>
                <text:p text:style-name="P8"><text:span text:style-name="T3">li</text:span></text:p>
                <text:p text:style-name="P8"><text:span text:style-name="T3">dl</text:span></text:p>
                <text:p text:style-name="P8"><text:span text:style-name="T3">dt</text:span></text:p>
                <text:p text:style-name="P6"><text:span text:style-name="T3">dd</text:span></text:p>
                <text:p text:style-name="P6"><text:span text:style-name="T3"/></text:p>
                <text:p text:style-name="P8"><text:span text:style-name="T1">Frames</text:span></text:p>
                <text:p text:style-name="P6"><text:span text:style-name="T3">iframe</text:span></text:p>
              </table:table-cell>
              <table:table-cell>
                <text:p text:style-name="P6"><text:span text:style-name="T1">Styles and Semantics</text:span></text:p>
                <text:p text:style-name="P6"><text:span text:style-name="T2">style</text:span></text:p>
                <text:p text:style-name="P6"><text:span text:style-name="T2">div</text:span></text:p>
                <text:p text:style-name="P6"><text:span text:style-name="T2">span</text:span></text:p>
                <text:p text:style-name="P6"><text:span text:style-name="T2">header</text:span></text:p>
                <text:p text:style-name="P6"><text:span text:style-name="T2">footer</text:span></text:p>
                <text:p text:style-name="P6"><text:span text:style-name="T2">main</text:span></text:p>
                <text:p text:style-name="P6"><text:span text:style-name="T2">section</text:span></text:p>
                <text:p text:style-name="P6"><text:span text:style-name="T2">article</text:span></text:p>
                <text:p text:style-name="P6"><text:span text:style-name="T2">aside</text:span></text:p>
                <text:p text:style-name="P6"><text:span text:style-name="T2">details</text:span></text:p>
                <text:p text:style-name="P6"><text:span text:style-name="T2">dialog</text:span></text:p>
                <text:p text:style-name="P6"><text:span text:style-name="T2">summary</text:span></text:p>
                <text:p text:style-name="P6"><text:span text:style-name="T2">data</text:span></text:p>
                <text:p text:style-name="P6"><text:span text:style-name="T2"/></text:p>
                <text:p text:style-name="P6"><text:span text:style-name="T1">Programming</text:span></text:p>
                <text:p text:style-name="P6"><text:span text:style-name="T2">script</text:span></text:p>
                <text:p text:style-name="P6"><text:span text:style-name="T2">noscript</text:span></text:p>
                <text:p text:style-name="P6"><text:span text:style-name="T2">embed</text:span></text:p>
                <text:p text:style-name="P6"><text:span text:style-name="T2">object</text:span></text:p>
                <text:p text:style-name="P6"><text:span text:style-name="T2">Param</text:span></text:p>
                <text:p text:style-name="P6"><text:span text:style-name="T2"/></text:p>
                <text:p text:style-name="P8"><text:span text:style-name="T1">Forms and Input</text:span></text:p>
                <text:p text:style-name="P8"><text:span text:style-name="T2">form</text:span></text:p>
                <text:p text:style-name="P8"><text:span text:style-name="T2">input</text:span></text:p>
                <text:p text:style-name="P8"><text:span text:style-name="T2">textarea</text:span></text:p>
                <text:p text:style-name="P8"><text:span text:style-name="T2">button</text:span></text:p>
                <text:p text:style-name="P8"><text:span text:style-name="T2">select</text:span></text:p>
                <text:p text:style-name="P8"><text:span text:style-name="T2">optgroup</text:span></text:p>
                <text:p text:style-name="P8"><text:span text:style-name="T2">option</text:span></text:p>
                <text:p text:style-name="P8"><text:span text:style-name="T2">label</text:span></text:p>
                <text:p text:style-name="P8"><text:span text:style-name="T2">fieldset</text:span></text:p>
                <text:p text:style-name="P8"><text:span text:style-name="T2">legend</text:span></text:p>
                <text:p text:style-name="P8"><text:span text:style-name="T2">datalist</text:span></text:p>
                <text:p text:style-name="P6"><text:span text:style-name="T2">output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CSS 1" draw:style-name="dp1" draw:master-page-name="Default">
        <draw:frame draw:style-name="standard" draw:layer="layout" svg:width="9.228cm" svg:height="13.3cm" svg:x="0.635cm" svg:y="0.607cm">
          <table:table table:template-name="bw">
            <table:table-column table:style-name="co13"/>
            <table:table-column table:style-name="co14"/>
            <table:table-column table:style-name="co15"/>
            <table:table-row table:style-name="ro9" table:default-cell-style-name="bw1">
              <table:table-cell>
                <text:p text:style-name="P9"><text:span text:style-name="T2">all</text:span></text:p>
                <text:p text:style-name="P9"><text:span text:style-name="T2">clear</text:span></text:p>
                <text:p text:style-name="P9"><text:span text:style-name="T2">clip</text:span></text:p>
                <text:p text:style-name="P9"><text:span text:style-name="T2">color</text:span></text:p>
                <text:p text:style-name="P9"><text:span text:style-name="T2">columns</text:span></text:p>
                <text:p text:style-name="P9"><text:span text:style-name="T2">content</text:span></text:p>
                <text:p text:style-name="P9"><text:span text:style-name="T2">cursor</text:span></text:p>
                <text:p text:style-name="P9"><text:span text:style-name="T2">direction</text:span></text:p>
                <text:p text:style-name="P9"><text:span text:style-name="T2">display</text:span></text:p>
                <text:p text:style-name="P9"><text:span text:style-name="T2">filter</text:span></text:p>
                <text:p text:style-name="P9"><text:span text:style-name="T2">float</text:span></text:p>
                <text:p text:style-name="P9"><text:span text:style-name="T2">top</text:span></text:p>
                <text:p text:style-name="P10"><text:span text:style-name="T2">bottom</text:span></text:p>
                <text:p text:style-name="P10"><text:span text:style-name="T2">left</text:span></text:p>
                <text:p text:style-name="P9"><text:span text:style-name="T2">right</text:span></text:p>
                <text:p text:style-name="P9"><text:span text:style-name="T2">height</text:span></text:p>
                <text:p text:style-name="P9"><text:span text:style-name="T2">width</text:span></text:p>
              </table:table-cell>
              <table:table-cell>
                <text:p text:style-name="P9"><text:span text:style-name="T2">hyphens</text:span></text:p>
                <text:p text:style-name="P9"><text:span text:style-name="T2">isolation</text:span></text:p>
                <text:p text:style-name="P9"><text:span text:style-name="T2">max-height</text:span></text:p>
                <text:p text:style-name="P9"><text:span text:style-name="T2">max-width</text:span></text:p>
                <text:p text:style-name="P9"><text:span text:style-name="T2">min-height</text:span></text:p>
                <text:p text:style-name="P9"><text:span text:style-name="T2">min-width</text:span></text:p>
                <text:p text:style-name="P9"><text:span text:style-name="T2">opacity</text:span></text:p>
                <text:p text:style-name="P9"><text:span text:style-name="T2">order</text:span></text:p>
                <text:p text:style-name="P9"><text:span text:style-name="T2">orphans</text:span></text:p>
                <text:p text:style-name="P9"><text:span text:style-name="T2">position</text:span></text:p>
                <text:p text:style-name="P10"><text:span text:style-name="T2">quotes</text:span></text:p>
                <text:p text:style-name="P9"><text:span text:style-name="T2">resize</text:span></text:p>
                <text:p text:style-name="P9"><text:span text:style-name="T2">windows</text:span></text:p>
                <text:p text:style-name="P9"><text:span text:style-name="T2">visibility</text:span></text:p>
                <text:p text:style-name="P9"><text:span text:style-name="T2">z-index</text:span></text:p>
              </table:table-cell>
              <table:table-cell>
                <text:p text:style-name="P9"><text:span text:style-name="T2">caption-side</text:span></text:p>
                <text:p text:style-name="P9"><text:span text:style-name="T2">backface-visibility</text:span></text:p>
                <text:p text:style-name="P9"><text:span text:style-name="T2">empty-cells</text:span></text:p>
                <text:p text:style-name="P9"><text:span text:style-name="T2">unicode-bidi</text:span></text:p>
                <text:p text:style-name="P9"><text:span text:style-name="T2">user-select</text:span></text:p>
                <text:p text:style-name="P9"><text:span text:style-name="T2">mix-blend-mode</text:span></text:p>
                <text:p text:style-name="P9"><text:span text:style-name="T2">object-position</text:span></text:p>
                <text:p text:style-name="P10"><text:span text:style-name="T2">perspective[-origin]</text:span></text:p>
                <text:p text:style-name="P10"><text:span text:style-name="T2">pointer-events</text:span></text:p>
                <text:p text:style-name="P10"><text:span text:style-name="T2">scroll-behavior</text:span></text:p>
                <text:p text:style-name="P10"><text:span text:style-name="T2">tab-size</text:span></text:p>
                <text:p text:style-name="P9"><text:span text:style-name="T2">table-layout</text:span></text:p>
                <text:p text:style-name="P9"><text:span text:style-name="T2">vertical-align</text:span></text:p>
                <text:p text:style-name="P9"><text:span text:style-name="T2">white-space</text:span></text:p>
                <text:p text:style-name="P9"><text:span text:style-name="T2">writing-mode</text:span></text:p>
              </table:table-cell>
            </table:table-row>
            <table:table-row table:style-name="ro10" table:default-cell-style-name="bw1">
              <table:table-cell table:number-columns-spanned="2">
                <text:p text:style-name="P9"><text:span text:style-name="T2">@media</text:span></text:p>
                <text:p text:style-name="P10"><text:span text:style-name="T2">@import</text:span></text:p>
                <text:p text:style-name="P9"><text:span text:style-name="T2">@charset</text:span></text:p>
                <text:p text:style-name="P10"><text:span text:style-name="T2">@font-face</text:span></text:p>
                <text:p text:style-name="P10"><text:span text:style-name="T2">@font-feature-values</text:span></text:p>
                <text:p text:style-name="P9"><text:span text:style-name="T2">@keyframes</text:span></text:p>
              </table:table-cell>
              <table:covered-table-cell/>
              <table:table-cell>
                <text:p text:style-name="P9"><text:span text:style-name="T2">line-[break, height]</text:span></text:p>
                <text:p text:style-name="P9"><text:span text:style-name="T2">hanging-punctuation</text:span></text:p>
                <text:p text:style-name="P9"><text:span text:style-name="T2">image-rendering</text:span></text:p>
                <text:p text:style-name="P9"><text:span text:style-name="T2">justify-content</text:span></text:p>
                <text:p text:style-name="P9"><text:span text:style-name="T2">letter-spacing</text:span></text:p>
              </table:table-cell>
            </table:table-row>
            <table:table-row table:style-name="ro6" table:default-cell-style-name="bw1">
              <table:table-cell table:number-columns-spanned="3">
                <text:p text:style-name="P9"><text:span text:style-name="T2">align-[content, items, self]</text:span></text:p>
                <text:p text:style-name="P9"><text:span text:style-name="T2">box-[decoration-break, shadow, sizing]</text:span></text:p>
                <text:p text:style-name="P9"><text:span text:style-name="T2">break-[after, before, inside]</text:span></text:p>
                <text:p text:style-name="P9"><text:span text:style-name="T2">counter-[increment, reset]</text:span></text:p>
                <text:p text:style-name="P9"><text:span text:style-name="T2">list-style[-image, -position, -type]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</draw:page>
      <draw:page draw:name="CSS 2" draw:style-name="dp1" draw:master-page-name="Default">
        <draw:frame draw:style-name="standard" draw:layer="layout" svg:width="9.229cm" svg:height="7.78cm" svg:x="0.635cm" svg:y="0.635cm">
          <table:table table:template-name="bw">
            <table:table-column table:style-name="co16"/>
            <table:table-column table:style-name="co16"/>
            <table:table-column table:style-name="co17"/>
            <table:table-row table:style-name="ro11" table:default-cell-style-name="ce7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" draw:text-style-name="P11" draw:layer="layout" svg:width="9.23cm" svg:height="13.589cm" svg:x="0.635cm" svg:y="0.635cm">
          <draw:text-box>
            <text:p text:style-name="P9"><text:span text:style-name="T4">animation[-</text:span><text:span text:style-name="T4">delay, -</text:span><text:span text:style-name="T4">direction, -</text:span><text:span text:style-name="T4">duration, -</text:span><text:span text:style-name="T4">fill-mode, -</text:span><text:span text:style-name="T4">iteration-</text:span><text:span text:style-name="T4">count, -</text:span><text:span text:style-name="T4">name, -play-</text:span><text:span text:style-name="T4">state, -</text:span><text:span text:style-name="T4">timing-</text:span><text:span text:style-name="T4">function, -</text:span><text:span text:style-name="T4">visibility]</text:span></text:p>
            <text:p text:style-name="P10"><text:span text:style-name="T2">transform[-</text:span><text:span text:style-name="T2">orgin, -</text:span><text:span text:style-name="T2">style]</text:span></text:p>
            <text:p text:style-name="P10"><text:span text:style-name="T2">transition[-</text:span><text:span text:style-name="T2">delay, -</text:span><text:span text:style-name="T2">duration, -</text:span><text:span text:style-name="T2">property, -</text:span><text:span text:style-name="T2">timing-</text:span><text:span text:style-name="T2">function]</text:span></text:p>
            <text:p text:style-name="P9"><text:span text:style-name="T2"/></text:p>
            <text:p text:style-name="P9"><text:span text:style-name="T4">background</text:span><text:span text:style-name="T4">[-</text:span><text:span text:style-name="T4">attachment, </text:span><text:span text:style-name="T4">-blend-</text:span><text:span text:style-name="T4">mode, -clip, </text:span><text:span text:style-name="T4">-color, -</text:span><text:span text:style-name="T4">image, -</text:span><text:span text:style-name="T4">origin, -</text:span><text:span text:style-name="T4">position, -</text:span><text:span text:style-name="T4">repeat, -</text:span><text:span text:style-name="T4">size]</text:span></text:p>
            <text:p text:style-name="P9"><text:span text:style-name="T4">border[-</text:span><text:span text:style-name="T4">bottom/-</text:span><text:span text:style-name="T4">top[-color, -</text:span><text:span text:style-name="T4">left-radius, -</text:span><text:span text:style-name="T4">right-radius, </text:span><text:span text:style-name="T4">-style, -</text:span><text:span text:style-name="T4">width], -</text:span><text:span text:style-name="T4">collapse, -</text:span><text:span text:style-name="T4">color, -</text:span><text:span text:style-name="T4">image[-</text:span><text:span text:style-name="T4">outset, -</text:span><text:span text:style-name="T4">repeat, -</text:span><text:span text:style-name="T4">slice, -</text:span><text:span text:style-name="T4">source, -</text:span><text:span text:style-name="T4">width], -</text:span><text:span text:style-name="T4">left/-right[-</text:span><text:span text:style-name="T4">color, -style, </text:span><text:span text:style-name="T4">-width], -</text:span><text:span text:style-name="T4">radius, -</text:span><text:span text:style-name="T4">spacing, -</text:span><text:span text:style-name="T4">style, -</text:span><text:span text:style-name="T4">width]</text:span></text:p>
            <text:p text:style-name="P9"><text:span text:style-name="T4">outline[-</text:span><text:span text:style-name="T4">color, -</text:span><text:span text:style-name="T4">offset, -</text:span><text:span text:style-name="T4">style, -</text:span><text:span text:style-name="T4">width]</text:span></text:p>
            <text:p text:style-name="P9"><text:span text:style-name="T4">margin/</text:span><text:span text:style-name="T4">padding[-</text:span><text:span text:style-name="T4">bottom, -</text:span><text:span text:style-name="T4">left, -right, -</text:span><text:span text:style-name="T4">top]</text:span></text:p>
            <text:p text:style-name="P9"><text:span text:style-name="T4"/></text:p>
            <text:p text:style-name="P9"><text:span text:style-name="T4">flex[-basis, -</text:span><text:span text:style-name="T4">direction, -</text:span><text:span text:style-name="T4">flow, -grow, </text:span><text:span text:style-name="T4">-shrink, -</text:span><text:span text:style-name="T4">wrap]</text:span></text:p>
            <text:p text:style-name="P9"><text:span text:style-name="T4">grid[-area, -</text:span><text:span text:style-name="T4">auto-</text:span><text:span text:style-name="T4">columns, -</text:span><text:span text:style-name="T4">auto-flow, -</text:span><text:span text:style-name="T4">auto-rows, -</text:span><text:span text:style-name="T4">column/-</text:span><text:span text:style-name="T4">row[-end, -</text:span><text:span text:style-name="T4">gap, -start], </text:span><text:span text:style-name="T4">-gap, </text:span><text:span text:style-name="T4">template[-</text:span><text:span text:style-name="T4">areas, -</text:span><text:span text:style-name="T4">columns, -</text:span><text:span text:style-name="T4">rows]]</text:span></text:p>
            <text:p text:style-name="P9"><text:span text:style-name="T4"/></text:p>
            <text:p text:style-name="P10"><text:span text:style-name="T4">overflow[-</text:span><text:span text:style-name="T4">wrap, -x, -y]</text:span></text:p>
            <text:p text:style-name="P10"><text:span text:style-name="T4">page-break-</text:span><text:span text:style-name="T4">[after, </text:span><text:span text:style-name="T4">before, </text:span><text:span text:style-name="T4">inside]</text:span></text:p>
            <text:p text:style-name="P10"><text:span text:style-name="T4"/></text:p>
            <text:p text:style-name="P10"><text:span text:style-name="T4">font[-family, </text:span><text:span text:style-name="T4">-feature-</text:span><text:span text:style-name="T4">settings, -</text:span><text:span text:style-name="T4">kerning, -</text:span><text:span text:style-name="T4">language-</text:span><text:span text:style-name="T4">override, -</text:span><text:span text:style-name="T4">size, -size-</text:span><text:span text:style-name="T4">adjust, -</text:span><text:span text:style-name="T4">stretch, -</text:span><text:span text:style-name="T4">style, -</text:span><text:span text:style-name="T4">synthesis, -</text:span><text:span text:style-name="T4">variant[-</text:span><text:span text:style-name="T4">alternates, -</text:span><text:span text:style-name="T4">caps, -east-</text:span><text:span text:style-name="T4">asian, -</text:span><text:span text:style-name="T4">ligatures, -</text:span><text:span text:style-name="T4">numeric, -</text:span><text:span text:style-name="T4">position], -</text:span><text:span text:style-name="T4">weight]</text:span></text:p>
            <text:p text:style-name="P10"><text:span text:style-name="T4">text-[align, </text:span><text:span text:style-name="T4">align-last, </text:span><text:span text:style-name="T4">combine-</text:span><text:span text:style-name="T4">upright, </text:span><text:span text:style-name="T4">decoration[-</text:span><text:span text:style-name="T4">color, -line, -</text:span><text:span text:style-name="T4">style], </text:span><text:span text:style-name="T4">indent, </text:span><text:span text:style-name="T4">justify, </text:span><text:span text:style-name="T4">orientation, </text:span><text:span text:style-name="T4">overflow, </text:span><text:span text:style-name="T4">shadow, </text:span><text:span text:style-name="T4">transform, </text:span><text:span text:style-name="T4">underline-</text:span><text:span text:style-name="T4">position]</text:span></text:p>
            <text:p text:style-name="P10"><text:span text:style-name="T4">column-</text:span><text:span text:style-name="T4">[count, fill, </text:span><text:span text:style-name="T4">gap, rule, </text:span><text:span text:style-name="T4">rule-color, </text:span><text:span text:style-name="T4">rule-style, </text:span><text:span text:style-name="T4">rule-width, </text:span><text:span text:style-name="T4">span, width]</text:span></text:p>
            <text:p text:style-name="P10"><text:span text:style-name="T2">work-</text:span><text:span text:style-name="T2">[break, </text:span><text:span text:style-name="T2">spacing, </text:span><text:span text:style-name="T2">wrap]</text:span></text:p>
          </draw:text-box>
        </draw:frame>
      </draw:page>
      <draw:page draw:name="CSS 3" draw:style-name="dp1" draw:master-page-name="Default">
        <draw:frame draw:style-name="standard" draw:layer="layout" svg:width="8.889cm" svg:height="4.757cm" svg:x="0.784cm" svg:y="8.937cm">
          <table:table table:template-name="bw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" table:default-cell-style-name="ce1">
              <table:table-cell table:number-columns-spanned="2">
                <text:p text:style-name="P1"><text:span text:style-name="T1">Functions</text:span></text:p>
              </table:table-cell>
              <table:covered-table-cell/>
              <table:table-cell table:number-columns-spanned="3">
                <text:p text:style-name="P3"><text:span text:style-name="T1">Units</text:span></text:p>
              </table:table-cell>
              <table:covered-table-cell/>
              <table:covered-table-cell/>
            </table:table-row>
            <table:table-row table:style-name="ro2" table:default-cell-style-name="ce9">
              <table:table-cell table:style-name="ce8" table:number-columns-spanned="2">
                <text:p text:style-name="P12"><text:span text:style-name="T2">linear-gradient()</text:span></text:p>
                <text:p text:style-name="P12"><text:span text:style-name="T2">radial-gradient()</text:span></text:p>
              </table:table-cell>
              <table:covered-table-cell table:style-name="ce8"/>
              <table:table-cell>
                <text:p text:style-name="P13"><text:span text:style-name="T5">Absolute Lengths</text:span></text:p>
              </table:table-cell>
              <table:table-cell table:number-columns-spanned="2">
                <text:p text:style-name="P13"><text:span text:style-name="T5">Relative Lengths</text:span></text:p>
              </table:table-cell>
              <table:covered-table-cell/>
            </table:table-row>
            <table:table-row table:style-name="ro2" table:default-cell-style-name="ce3">
              <table:table-cell table:number-columns-spanned="2">
                <text:p text:style-name="P2"><text:span text:style-name="T2">repeating-linear-gradient()</text:span></text:p>
                <text:p text:style-name="P2"><text:span text:style-name="T2">repeating-radial-gradient()</text:span></text:p>
              </table:table-cell>
              <table:covered-table-cell/>
              <table:table-cell table:number-rows-spanned="2">
                <text:p text:style-name="P2"><text:span text:style-name="T2">cm</text:span></text:p>
                <text:p text:style-name="P2"><text:span text:style-name="T2">mm</text:span></text:p>
                <text:p text:style-name="P2"><text:span text:style-name="T2">in</text:span></text:p>
                <text:p text:style-name="P2"><text:span text:style-name="T2">px</text:span></text:p>
                <text:p text:style-name="P2"><text:span text:style-name="T2">pt</text:span></text:p>
                <text:p text:style-name="P2"><text:span text:style-name="T2">pc</text:span></text:p>
              </table:table-cell>
              <table:table-cell table:number-rows-spanned="2">
                <text:p text:style-name="P2"><text:span text:style-name="T2">em</text:span></text:p>
                <text:p text:style-name="P2"><text:span text:style-name="T2">ex</text:span></text:p>
                <text:p text:style-name="P2"><text:span text:style-name="T2">ch</text:span></text:p>
                <text:p text:style-name="P2"><text:span text:style-name="T2">rem</text:span></text:p>
              </table:table-cell>
              <table:table-cell table:number-rows-spanned="2">
                <text:p text:style-name="P2"><text:span text:style-name="T2">vw</text:span></text:p>
                <text:p text:style-name="P2"><text:span text:style-name="T2">vh</text:span></text:p>
                <text:p text:style-name="P2"><text:span text:style-name="T2">vmin</text:span></text:p>
                <text:p text:style-name="P2"><text:span text:style-name="T2">vmax</text:span></text:p>
                <text:p text:style-name="P2"><text:span text:style-name="T2">%</text:span></text:p>
              </table:table-cell>
            </table:table-row>
            <table:table-row table:style-name="ro12" table:default-cell-style-name="ce3">
              <table:table-cell>
                <text:p text:style-name="P2"><text:span text:style-name="T2">attr()</text:span></text:p>
                <text:p text:style-name="P12"><text:span text:style-name="T2">calc()</text:span></text:p>
                <text:p text:style-name="P12"><text:span text:style-name="T2">hsl()</text:span></text:p>
                <text:p text:style-name="P12"><text:span text:style-name="T2">hsla()</text:span></text:p>
              </table:table-cell>
              <table:table-cell table:style-name="ce8">
                <text:p text:style-name="P12"><text:span text:style-name="T2">cubic-bezier()</text:span></text:p>
                <text:p text:style-name="P12"><text:span text:style-name="T2">rgb()</text:span></text:p>
                <text:p text:style-name="P12"><text:span text:style-name="T2">rgba()</text:span></text:p>
                <text:p text:style-name="P12"><text:span text:style-name="T2">var(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97cm" svg:height="7.804cm" svg:x="0.808cm" svg:y="0.726cm">
          <table:table table:template-name="bw">
            <table:table-column table:style-name="co23"/>
            <table:table-column table:style-name="co24"/>
            <table:table-row table:style-name="ro1" table:default-cell-style-name="ce1">
              <table:table-cell table:number-columns-spanned="2">
                <text:p text:style-name="P1"><text:span text:style-name="T1">Selectors</text:span></text:p>
              </table:table-cell>
              <table:covered-table-cell/>
            </table:table-row>
            <table:table-row table:style-name="ro13">
              <table:table-cell table:style-name="ce10">
                <text:p text:style-name="P14"><text:span text:style-name="T3">Universal selector (* ns|* *|*)</text:span></text:p>
                <text:p text:style-name="P14"><text:span text:style-name="T3">Type selector (elemname)</text:span></text:p>
                <text:p text:style-name="P14"><text:span text:style-name="T3">Class selector (.classname)</text:span></text:p>
                <text:p text:style-name="P14"><text:span text:style-name="T3">ID selector (#idname)</text:span></text:p>
              </table:table-cell>
              <table:table-cell table:style-name="ce11">
                <text:p text:style-name="P15"><text:span text:style-name="T3">Attribute selector:</text:span></text:p>
                <text:list text:style-name="L2">
                  <text:list-item>
                    <text:p text:style-name="P15"><text:span text:style-name="T3">[attr] </text:span></text:p>
                  </text:list-item>
                  <text:list-item>
                    <text:p text:style-name="P15"><text:span text:style-name="T3">[attr=value] </text:span></text:p>
                  </text:list-item>
                  <text:list-item>
                    <text:p text:style-name="P15"><text:span text:style-name="T3">[attr~=value] </text:span></text:p>
                  </text:list-item>
                  <text:list-item>
                    <text:p text:style-name="P15"><text:span text:style-name="T3">[attr|=value] </text:span></text:p>
                  </text:list-item>
                  <text:list-item>
                    <text:p text:style-name="P15"><text:span text:style-name="T3">[attr^=value] </text:span></text:p>
                  </text:list-item>
                  <text:list-item>
                    <text:p text:style-name="P15"><text:span text:style-name="T3">[attr$=value] </text:span></text:p>
                  </text:list-item>
                  <text:list-item>
                    <text:p text:style-name="P15"><text:span text:style-name="T3">[attr*=value]</text:span></text:p>
                  </text:list-item>
                </text:list>
              </table:table-cell>
            </table:table-row>
            <table:table-row table:style-name="ro14">
              <table:table-cell table:style-name="ce10" table:number-columns-spanned="2">
                <text:p text:style-name="P14"><text:span text:style-name="T3">Grouping Selectors (A, B)</text:span></text:p>
                <text:p text:style-name="P14"><text:span text:style-name="T3">Descendant combinator (A B)</text:span></text:p>
                <text:p text:style-name="P14"><text:span text:style-name="T3">Child combinator (A &gt; B)</text:span></text:p>
                <text:p text:style-name="P14"><text:span text:style-name="T3">General sibling combinator (A ~ B)</text:span></text:p>
                <text:p text:style-name="P14"><text:span text:style-name="T3">Adjacent sibling combinator (A + B)</text:span></text:p>
                <text:p text:style-name="P14"><text:span text:style-name="T3">Pseudo classes (:)</text:span></text:p>
                <text:p text:style-name="P14"><text:span text:style-name="T3">Pseudo elements (::)</text:span></text:p>
              </table:table-cell>
              <table:covered-table-cell table:style-name="ce11"/>
            </table:table-row>
          </table:table>
          <draw:image xlink:href="Pictures/TablePreview9.svm" xlink:type="simple" xlink:show="embed" xlink:actuate="onLoad"/>
        </draw:frame>
      </draw:page>
      <draw:page draw:name="JavaScript" draw:style-name="dp1" draw:master-page-name="Default">
        <draw:frame draw:style-name="standard" draw:layer="layout" svg:width="9.091cm" svg:height="12.382cm" svg:x="0.635cm" svg:y="0.635cm">
          <table:table table:template-name="bw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15" table:default-cell-style-name="ce3">
              <table:table-cell>
                <text:p text:style-name="P1"><text:span text:style-name="T2">const</text:span></text:p>
                <text:p text:style-name="P1"><text:span text:style-name="T2">let</text:span></text:p>
                <text:p text:style-name="P1"><text:span text:style-name="T2">var</text:span></text:p>
                <text:p text:style-name="P1"><text:span text:style-name="T2">break</text:span></text:p>
                <text:p text:style-name="P1"><text:span text:style-name="T2">continue</text:span></text:p>
                <text:p text:style-name="P1"><text:span text:style-name="T2">debugger</text:span></text:p>
              </table:table-cell>
              <table:table-cell>
                <text:p text:style-name="P2"><text:span text:style-name="T2">do ... while</text:span></text:p>
                <text:p text:style-name="P12"><text:span text:style-name="T2">while</text:span></text:p>
                <text:p text:style-name="P12"><text:span text:style-name="T2">for</text:span></text:p>
                <text:p text:style-name="P12"><text:span text:style-name="T2">for ... in</text:span></text:p>
                <text:p text:style-name="P12"><text:span text:style-name="T2">for ... of</text:span></text:p>
                <text:p text:style-name="P12"><text:span text:style-name="T2">async / await</text:span></text:p>
              </table:table-cell>
              <table:table-cell table:style-name="ce8" table:number-columns-spanned="2">
                <text:p text:style-name="P12"><text:span text:style-name="T2">function</text:span></text:p>
                <text:p text:style-name="P12"><text:span text:style-name="T2">return</text:span></text:p>
                <text:p text:style-name="P12"><text:span text:style-name="T2">switch</text:span></text:p>
                <text:p text:style-name="P12"><text:span text:style-name="T2">if ... else ... else if</text:span></text:p>
                <text:p text:style-name="P12"><text:span text:style-name="T2">throw</text:span></text:p>
                <text:p text:style-name="P12"><text:span text:style-name="T2">try ... catch ... finally</text:span></text:p>
              </table:table-cell>
              <table:covered-table-cell/>
            </table:table-row>
            <table:table-row table:style-name="ro1" table:default-cell-style-name="ce3">
              <table:table-cell table:number-columns-spanned="4">
                <text:p text:style-name="P2"><text:span text:style-name="T2">null, undefined, string, number, boolean, Symbol, BigInt</text:span></text:p>
              </table:table-cell>
              <table:covered-table-cell/>
              <table:covered-table-cell table:style-name="ce8"/>
              <table:covered-table-cell/>
            </table:table-row>
            <table:table-row table:style-name="ro16" table:default-cell-style-name="ce3">
              <table:table-cell table:number-columns-spanned="4">
                <text:p text:style-name="P2"><text:span text:style-name="T2">Object, Function, Boolean, Symbol</text:span></text:p>
                <text:p text:style-name="P2"><text:span text:style-name="T2">Error, EvalError, RangeError, ReferenceError, SyntaxError, TypeError, URIError</text:span></text:p>
                <text:p text:style-name="P2"><text:span text:style-name="T2">Number, BigInt, Math, Date</text:span></text:p>
                <text:p text:style-name="P12"><text:span text:style-name="T2">String, RegExp</text:span></text:p>
                <text:p text:style-name="P1"><text:span text:style-name="T2">Map, Set, WeakMap, WeakSet</text:span></text:p>
                <text:p text:style-name="P4"><text:span text:style-name="T2">ArrayBuffer, DataView, JSON</text:span></text:p>
                <text:p text:style-name="P4"><text:span text:style-name="T2">Promise, Generator, GeneratorFunction, XMLHttpRequest</text:span></text:p>
                <text:p text:style-name="P4"><text:span text:style-name="T2">Reflect, Proxy</text:span></text:p>
                <text:p text:style-name="P4"><text:span text:style-name="T2">Array, Int8/16/32Array, Uint8/16/32Array, Uint8ClampedArray, Float32/64Array, BigInt64Array, BigUint64Array</text:span></text:p>
                <text:p text:style-name="P4"><text:span text:style-name="T2">WebAssembly, WebAssembly.Module, WebAssembly.Instance, WebAssembly.Memory, WebAssembly.Table, WebAssembly.CompileError, WebAssembly.LinkError, WebAssembly.RuntimeError</text:span></text:p>
                <text:p text:style-name="P4"><text:span text:style-name="T2">Intl, Intl.Collator/DateTimeFormat/ListFormat/NumberFormat/PluralRules/RelativeTimeFormat/Locale</text:span></text:p>
              </table:table-cell>
              <table:covered-table-cell/>
              <table:covered-table-cell table:style-name="ce8"/>
              <table:covered-table-cell/>
            </table:table-row>
          </table:table>
          <draw:image xlink:href="Pictures/TablePreview10.svm" xlink:type="simple" xlink:show="embed" xlink:actuate="onLoad"/>
        </draw:frame>
      </draw:page>
      <draw:page draw:name="TypeScript" draw:style-name="dp1" draw:master-page-name="Default">
        <draw:frame draw:style-name="standard" draw:layer="layout" svg:width="8.931cm" svg:height="13.292cm" svg:x="0.762cm" svg:y="0.762cm">
          <table:table table:template-name="bw">
            <table:table-column table:style-name="co29"/>
            <table:table-column table:style-name="co30"/>
            <table:table-column table:style-name="co31"/>
            <table:table-row table:style-name="ro17" table:default-cell-style-name="ce6">
              <table:table-cell>
                <text:p text:style-name="P6"><text:span text:style-name="T2">Partial</text:span></text:p>
                <text:p text:style-name="P6"><text:span text:style-name="T2">Required</text:span></text:p>
                <text:p text:style-name="P6"><text:span text:style-name="T2">Readonly</text:span></text:p>
                <text:p text:style-name="P6"><text:span text:style-name="T2">Pick</text:span></text:p>
                <text:p text:style-name="P6"><text:span text:style-name="T2">Record</text:span></text:p>
                <text:p text:style-name="P6"><text:span text:style-name="T2">Exclude</text:span></text:p>
                <text:p text:style-name="P6"><text:span text:style-name="T2">Extract</text:span></text:p>
                <text:p text:style-name="P6"><text:span text:style-name="T2">Omit</text:span></text:p>
                <text:p text:style-name="P6"><text:span text:style-name="T2">NonNullable</text:span></text:p>
                <text:p text:style-name="P6"><text:span text:style-name="T2">Parameters</text:span></text:p>
                <text:p text:style-name="P6"><text:span text:style-name="T2">ConstructorParameters</text:span></text:p>
                <text:p text:style-name="P6"><text:span text:style-name="T2">ReturnType</text:span></text:p>
                <text:p text:style-name="P6"><text:span text:style-name="T2">InstanceType</text:span></text:p>
                <text:p text:style-name="P6"><text:span text:style-name="T2">ThisType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</draw:page>
      <draw:page draw:name="React" draw:style-name="dp1" draw:master-page-name="Default">
        <draw:frame draw:style-name="standard" draw:layer="layout" svg:width="8.972cm" svg:height="13.529cm" svg:x="0.762cm" svg:y="0.635cm">
          <table:table table:template-name="bw">
            <table:table-column table:style-name="co32"/>
            <table:table-column table:style-name="co33"/>
            <table:table-row table:style-name="ro18" table:default-cell-style-name="ce12">
              <table:table-cell>
                <text:p text:style-name="P5"><text:span text:style-name="T1">React.Component</text:span></text:p>
                <text:p text:style-name="P5"><text:span text:style-name="T2">constructor</text:span></text:p>
                <text:p text:style-name="P5"><text:span text:style-name="T2">render</text:span></text:p>
                <text:p text:style-name="P5"><text:span text:style-name="T2">getDerivedStateFromProps</text:span></text:p>
                <text:p text:style-name="P5"><text:span text:style-name="T2">getDerivedStateFromError</text:span></text:p>
                <text:p text:style-name="P5"><text:span text:style-name="T2">shoulComponentUpdate</text:span></text:p>
                <text:p text:style-name="P5"><text:span text:style-name="T2">getSnapshotBeforeUpdate</text:span></text:p>
                <text:p text:style-name="P5"><text:span text:style-name="T2">componentDidMount</text:span></text:p>
                <text:p text:style-name="P5"><text:span text:style-name="T2">componentDidUpdate</text:span></text:p>
                <text:p text:style-name="P5"><text:span text:style-name="T2">componentDidCatch</text:span></text:p>
                <text:p text:style-name="P5"><text:span text:style-name="T2">componentWillUnmount</text:span></text:p>
                <text:p text:style-name="P5"><text:span text:style-name="T2">setState()</text:span></text:p>
                <text:p text:style-name="P5"><text:span text:style-name="T2">forceUpdate()</text:span></text:p>
                <text:p text:style-name="P5"><text:span text:style-name="T2">defaultProps</text:span></text:p>
                <text:p text:style-name="P5"><text:span text:style-name="T2">displayName</text:span></text:p>
                <text:p text:style-name="P5"><text:span text:style-name="T2">props</text:span></text:p>
                <text:p text:style-name="P5"><text:span text:style-name="T2">State</text:span></text:p>
                <text:p text:style-name="P5"><text:span text:style-name="T2"/></text:p>
                <text:p text:style-name="P16"><text:span text:style-name="T1">ReactDOM</text:span></text:p>
                <text:p text:style-name="P16"><text:span text:style-name="T2">render()</text:span></text:p>
                <text:p text:style-name="P16"><text:span text:style-name="T2">hydrate()</text:span></text:p>
                <text:p text:style-name="P16"><text:span text:style-name="T2">unmountComponentAtNode()</text:span></text:p>
                <text:p text:style-name="P5"><text:span text:style-name="T2">FindDOMNode()</text:span></text:p>
                <text:p text:style-name="P5"><text:span text:style-name="T1"/></text:p>
                <text:p text:style-name="P16"><text:span text:style-name="T1">ReactDOMServer</text:span></text:p>
                <text:p text:style-name="P16"><text:span text:style-name="T3">renderToString()</text:span></text:p>
                <text:p text:style-name="P16"><text:span text:style-name="T3">renderToStaticMarkup()</text:span></text:p>
                <text:p text:style-name="P16"><text:span text:style-name="T3">renderToNodeStream()</text:span></text:p>
                <text:p text:style-name="P5"><text:span text:style-name="T3">RenderToStaticNodeStream()</text:span></text:p>
              </table:table-cell>
              <table:table-cell>
                <text:p text:style-name="P17"><text:span text:style-name="T1">React</text:span></text:p>
                <text:p text:style-name="P18"><text:span text:style-name="T2">React.Component</text:span></text:p>
                <text:p text:style-name="P18"><text:span text:style-name="T2">React.PureComponent</text:span></text:p>
                <text:p text:style-name="P18"><text:span text:style-name="T2">React.memo</text:span></text:p>
                <text:p text:style-name="P18"><text:span text:style-name="T2">createElement()</text:span></text:p>
                <text:p text:style-name="P18"><text:span text:style-name="T2">cloneElement()</text:span></text:p>
                <text:p text:style-name="P18"><text:span text:style-name="T2">createFactory()</text:span></text:p>
                <text:p text:style-name="P18"><text:span text:style-name="T2">isValidElement()</text:span></text:p>
                <text:p text:style-name="P18"><text:span text:style-name="T2">React.Fragment</text:span></text:p>
                <text:p text:style-name="P18"><text:span text:style-name="T2">React.createRef</text:span></text:p>
                <text:p text:style-name="P18"><text:span text:style-name="T2">React.forwardRef</text:span></text:p>
                <text:p text:style-name="P18"><text:span text:style-name="T2">React.lazy</text:span></text:p>
                <text:p text:style-name="P17"><text:span text:style-name="T2">React.Suspense</text:span></text:p>
                <text:p text:style-name="P17"><text:span text:style-name="T1"/></text:p>
                <text:p text:style-name="P17"><text:span text:style-name="T1">Hooks</text:span></text:p>
                <text:p text:style-name="P17"><text:span text:style-name="T3">useState</text:span></text:p>
                <text:p text:style-name="P17"><text:span text:style-name="T3">useEffect</text:span></text:p>
                <text:p text:style-name="P17"><text:span text:style-name="T3">useContext</text:span></text:p>
                <text:p text:style-name="P17"><text:span text:style-name="T3">useReducer</text:span></text:p>
                <text:p text:style-name="P17"><text:span text:style-name="T3">useCallback</text:span></text:p>
                <text:p text:style-name="P17"><text:span text:style-name="T3">useMemo</text:span></text:p>
                <text:p text:style-name="P17"><text:span text:style-name="T3">useRef</text:span></text:p>
                <text:p text:style-name="P17"><text:span text:style-name="T3">useImperativeHandle</text:span></text:p>
                <text:p text:style-name="P17"><text:span text:style-name="T3">useLayoutEffect</text:span></text:p>
                <text:p text:style-name="P17"><text:span text:style-name="T3">UseDebugValue</text:span></text:p>
                <text:p text:style-name="P17"><text:span text:style-name="T3"/></text:p>
                <text:p text:style-name="P18"><text:span text:style-name="T1">React.Children</text:span></text:p>
                <text:p text:style-name="P18"><text:span text:style-name="T3">React.Children.map</text:span></text:p>
                <text:p text:style-name="P18"><text:span text:style-name="T3">React.Children.forEach</text:span></text:p>
                <text:p text:style-name="P18"><text:span text:style-name="T3">React.Children.count</text:span></text:p>
                <text:p text:style-name="P18"><text:span text:style-name="T3">React.Children.only</text:span></text:p>
                <text:p text:style-name="P17"><text:span text:style-name="T3">React.Children.toArray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React Lifecycle" draw:style-name="dp1" draw:master-page-name="Default"/>
      <draw:page draw:name="NodeJs" draw:style-name="dp1" draw:master-page-name="Default">
        <draw:frame draw:style-name="standard" draw:layer="layout" svg:width="9.101cm" svg:height="4.897cm" svg:x="0.762cm" svg:y="0.712cm">
          <table:table table:template-name="bw">
            <table:table-column table:style-name="co34"/>
            <table:table-column table:style-name="co35"/>
            <table:table-column table:style-name="co36"/>
            <table:table-row table:style-name="ro1" table:default-cell-style-name="ce1">
              <table:table-cell table:number-columns-spanned="3">
                <text:p text:style-name="P1"><text:span text:style-name="T1">Built-in Modules</text:span></text:p>
              </table:table-cell>
              <table:covered-table-cell/>
              <table:covered-table-cell/>
            </table:table-row>
            <table:table-row table:style-name="ro19" table:default-cell-style-name="ce3">
              <table:table-cell>
                <text:p text:style-name="P2"><text:span text:style-name="T2">assert</text:span></text:p>
                <text:p text:style-name="P2"><text:span text:style-name="T2">buffer</text:span></text:p>
                <text:p text:style-name="P2"><text:span text:style-name="T2">child_process</text:span></text:p>
                <text:p text:style-name="P2"><text:span text:style-name="T2">cluster</text:span></text:p>
                <text:p text:style-name="P2"><text:span text:style-name="T2">crypto</text:span></text:p>
                <text:p text:style-name="P2"><text:span text:style-name="T2">dgram</text:span></text:p>
                <text:p text:style-name="P2"><text:span text:style-name="T2">dns</text:span></text:p>
                <text:p text:style-name="P2"><text:span text:style-name="T2">events</text:span></text:p>
              </table:table-cell>
              <table:table-cell>
                <text:p text:style-name="P2"><text:span text:style-name="T2">fs</text:span></text:p>
                <text:p text:style-name="P2"><text:span text:style-name="T2">http</text:span></text:p>
                <text:p text:style-name="P2"><text:span text:style-name="T2">https</text:span></text:p>
                <text:p text:style-name="P2"><text:span text:style-name="T2">net</text:span></text:p>
                <text:p text:style-name="P2"><text:span text:style-name="T2">os</text:span></text:p>
                <text:p text:style-name="P2"><text:span text:style-name="T2">path</text:span></text:p>
                <text:p text:style-name="P2"><text:span text:style-name="T2">querystring</text:span></text:p>
                <text:p text:style-name="P2"><text:span text:style-name="T2">readline</text:span></text:p>
                <text:p text:style-name="P2"><text:span text:style-name="T2">stream</text:span></text:p>
              </table:table-cell>
              <table:table-cell>
                <text:p text:style-name="P2"><text:span text:style-name="T2">string_decoder</text:span></text:p>
                <text:p text:style-name="P2"><text:span text:style-name="T2">timers</text:span></text:p>
                <text:p text:style-name="P2"><text:span text:style-name="T2">tls</text:span></text:p>
                <text:p text:style-name="P2"><text:span text:style-name="T2">tty</text:span></text:p>
                <text:p text:style-name="P2"><text:span text:style-name="T2">url</text:span></text:p>
                <text:p text:style-name="P2"><text:span text:style-name="T2">util</text:span></text:p>
                <text:p text:style-name="P2"><text:span text:style-name="T2">v8</text:span></text:p>
                <text:p text:style-name="P2"><text:span text:style-name="T2">vm</text:span></text:p>
                <text:p text:style-name="P2"><text:span text:style-name="T2">zlib</text:span></text:p>
              </table:table-cell>
            </table:table-row>
          </table:table>
          <draw:image xlink:href="Pictures/TablePreview13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0.635cm" fo:margin-bottom="0.635cm" fo:margin-left="0.635cm" fo:margin-right="0.635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07T14:10:39.818804244</meta:creation-date>
    <dc:date>2019-10-10T16:36:36.200906421</dc:date>
    <meta:editing-duration>PT5H46M41S</meta:editing-duration>
    <meta:editing-cycles>48</meta:editing-cycles>
    <meta:generator>LibreOffice/6.3.2.2$Linux_X86_64 LibreOffice_project/25aaf1ddce300f673870e0f45168bdf5ba1c5316</meta:generator>
    <meta:document-statistic meta:object-count="14"/>
  </office:meta>
</office:document-meta>
</file>